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d29" officeooo:paragraph-rsid="00068d29"/>
    </style:style>
    <style:style style:name="T1" style:family="text">
      <style:text-properties officeooo:rsid="00076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<text:span text:style-name="T1">#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0:32.171186169</meta:creation-date>
    <dc:date>2016-03-23T16:22:03.069798829</dc:date>
    <meta:editing-duration>PT1M10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1" meta:word-count="5" meta:character-count="17" meta:non-whitespace-character-count="13"/>
  </office:meta>
</office:document-meta>
</file>